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ffff99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rect draw:style-name="gr1" draw:text-style-name="P2" draw:layer="layout" svg:width="3.175cm" svg:height="1.27cm" svg:x="1.435cm" svg:y="1.97cm">
          <text:p text:style-name="P1">App 1</text:p>
        </draw:rect>
        <draw:rect draw:style-name="gr1" draw:text-style-name="P2" draw:layer="layout" svg:width="3.175cm" svg:height="1.27cm" svg:x="1.435cm" svg:y="3.24cm">
          <text:p text:style-name="P1">App 2</text:p>
        </draw:rect>
        <draw:rect draw:style-name="gr1" draw:text-style-name="P2" draw:layer="layout" svg:width="3.175cm" svg:height="1.27cm" svg:x="1.435cm" svg:y="4.51cm">
          <text:p text:style-name="P1">App 3</text:p>
        </draw:rect>
        <draw:rect draw:style-name="gr1" draw:text-style-name="P2" draw:layer="layout" svg:width="3.175cm" svg:height="1.27cm" svg:x="1.435cm" svg:y="7.885cm">
          <text:p text:style-name="P1">App 4</text:p>
        </draw:rect>
        <draw:rect draw:style-name="gr2" draw:text-style-name="P2" draw:layer="layout" svg:width="1.27cm" svg:height="4.445cm" svg:x="6.08cm" svg:y="1.635cm">
          <text:p text:style-name="P3"/>
        </draw:rect>
        <draw:rect draw:style-name="gr1" draw:text-style-name="P2" draw:layer="layout" svg:width="6.985cm" svg:height="3.81cm" svg:x="13.065cm" svg:y="1.635cm">
          <text:p text:style-name="P1">Window Manager</text:p>
        </draw:rect>
        <draw:frame draw:style-name="gr3" draw:layer="layout" svg:width="4.752cm" svg:height="0.962cm" svg:x="4.81cm" svg:y="6.388cm">
          <draw:text-box>
            <text:p text:style-name="P3">Widget Toolkits</text:p>
          </draw:text-box>
        </draw:frame>
        <draw:rect draw:style-name="gr1" draw:text-style-name="P2" draw:layer="layout" svg:width="1.905cm" svg:height="8.89cm" svg:x="9.89cm" svg:y="1.635cm">
          <text:p text:style-name="P1">X<text:line-break/>Server</text:p>
        </draw:rect>
        <draw:rect draw:style-name="gr1" draw:text-style-name="P2" draw:layer="layout" svg:width="6.985cm" svg:height="3.81cm" svg:x="13.065cm" svg:y="6.715cm">
          <text:p text:style-name="P1">Hardware</text:p>
        </draw:rect>
        <draw:line draw:style-name="gr4" draw:text-style-name="P2" draw:layer="layout" svg:x1="4.81cm" svg:y1="2.905cm" svg:x2="9.89cm" svg:y2="2.905cm">
          <text:p text:style-name="P3"/>
        </draw:line>
        <draw:line draw:style-name="gr4" draw:text-style-name="P2" draw:layer="layout" svg:x1="4.81cm" svg:y1="4.175cm" svg:x2="9.89cm" svg:y2="4.175cm">
          <text:p text:style-name="P3"/>
        </draw:line>
        <draw:line draw:style-name="gr4" draw:text-style-name="P2" draw:layer="layout" svg:x1="4.81cm" svg:y1="5.445cm" svg:x2="9.89cm" svg:y2="5.445cm">
          <text:p text:style-name="P3"/>
        </draw:line>
        <draw:line draw:style-name="gr4" draw:text-style-name="P2" draw:layer="layout" svg:x1="4.81cm" svg:y1="8.62cm" svg:x2="9.89cm" svg:y2="8.62cm">
          <text:p text:style-name="P3"/>
        </draw:line>
        <draw:line draw:style-name="gr4" draw:text-style-name="P2" draw:layer="layout" svg:x1="11.795cm" svg:y1="4.175cm" svg:x2="13.065cm" svg:y2="4.175cm">
          <text:p text:style-name="P3"/>
        </draw:line>
        <draw:line draw:style-name="gr4" draw:text-style-name="P2" draw:layer="layout" svg:x1="11.795cm" svg:y1="8.62cm" svg:x2="13.065cm" svg:y2="8.62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B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2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Sven Vermeulen</meta:initial-creator>
    <meta:creation-date>2008-08-21T18:28:03</meta:creation-date>
    <dc:creator>Sven Vermeulen</dc:creator>
    <dc:date>2008-08-23T12:38:26</dc:date>
    <meta:editing-cycles>3</meta:editing-cycles>
    <meta:editing-duration>PT14M4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